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automatic-styles>
    <style:style style:name="P1" style:family="paragraph" style:parent-style-name="Standard" style:list-style-name="L1">
      <style:text-properties officeooo:rsid="001e1336" officeooo:paragraph-rsid="001e1336"/>
    </style:style>
    <style:style style:name="P2" style:family="paragraph" style:parent-style-name="Standard" style:list-style-name="L1">
      <style:text-properties officeooo:rsid="001e67c8" officeooo:paragraph-rsid="001e67c8"/>
    </style:style>
    <style:style style:name="P3" style:family="paragraph" style:parent-style-name="Standard" style:list-style-name="L1">
      <style:text-properties officeooo:rsid="001f98bc" officeooo:paragraph-rsid="001f98bc"/>
    </style:style>
    <style:style style:name="P4" style:family="paragraph" style:parent-style-name="Standard">
      <style:text-properties officeooo:rsid="001f98bc" officeooo:paragraph-rsid="0020c019"/>
    </style:style>
    <style:style style:name="P5" style:family="paragraph" style:parent-style-name="Standard">
      <style:text-properties fo:font-weight="normal" officeooo:rsid="001f98bc" officeooo:paragraph-rsid="0020c019" style:font-weight-asian="normal" style:font-weight-complex="normal"/>
    </style:style>
    <style:style style:name="T1" style:family="text">
      <style:text-properties officeooo:rsid="001f98bc"/>
    </style:style>
    <style:style style:name="T2" style:family="text">
      <style:text-properties fo:font-variant="normal" fo:text-transform="none" fo:color="#2e3338" loext:opacity="100%" style:font-name="Whitney" fo:font-size="10.1000003814697pt" fo:letter-spacing="normal" fo:font-style="normal"/>
    </style:style>
    <style:style style:name="T3" style:family="text">
      <style:text-properties fo:font-variant="normal" fo:text-transform="none" fo:color="#2e3338" loext:opacity="100%" style:font-name="Whitney" fo:font-size="10.1000003814697pt" fo:letter-spacing="normal" fo:font-style="normal" fo:font-weight="bold"/>
    </style:style>
    <style:style style:name="T4" style:family="text">
      <style:text-properties fo:font-variant="normal" fo:text-transform="none" fo:color="#2e3338" loext:opacity="100%" style:font-name="Whitney" fo:font-size="10.1000003814697pt" fo:letter-spacing="normal" fo:font-style="normal" fo:font-weight="bold" style:font-weight-asian="bold" style:font-weight-complex="bold"/>
    </style:style>
    <style:style style:name="T5" style:family="text">
      <style:text-properties fo:font-variant="normal" fo:text-transform="none" fo:color="#2e3338" loext:opacity="100%" style:font-name="Whitney" fo:font-size="10.1000003814697pt" fo:letter-spacing="normal" fo:font-style="normal" fo:font-weight="bold" style:font-weight-asian="bold" style:font-weight-complex="bold" loext:padding="0cm" loext:border="none"/>
    </style:style>
    <style:style style:name="T6" style:family="text">
      <style:text-properties fo:font-variant="normal" fo:text-transform="none" fo:color="#2e3338" loext:opacity="100%" style:font-name="Whitney" fo:font-size="10.1000003814697pt" fo:letter-spacing="normal" fo:font-style="normal" fo:font-weight="normal" loext:padding="0cm" loext:border="none"/>
    </style:style>
    <style:style style:name="T7" style:family="text">
      <style:text-properties fo:font-variant="normal" fo:text-transform="none" fo:color="#2e3338" loext:opacity="100%" style:font-name="Whitney" fo:font-size="10.1000003814697pt" fo:letter-spacing="normal" fo:font-style="normal" fo:font-weight="normal" style:font-weight-asian="normal" style:font-weight-complex="normal"/>
    </style:style>
    <style:style style:name="T8" style:family="text">
      <style:text-properties fo:font-variant="normal" fo:text-transform="none" fo:color="#2e3338" loext:opacity="100%" style:font-name="Whitney" fo:font-size="10.1000003814697pt" fo:letter-spacing="normal" fo:font-style="normal" fo:font-weight="normal" style:font-weight-asian="normal" style:font-weight-complex="normal" loext:padding="0cm" loext:border="none"/>
    </style:style>
    <style:style style:name="T9" style:family="text">
      <style:text-properties fo:font-variant="normal" fo:text-transform="none" fo:color="#2e3338" loext:opacity="100%" style:font-name="Whitney" fo:font-size="10.1000003814697pt" fo:letter-spacing="normal" fo:font-style="normal" loext:padding="0cm" loext:border="none"/>
    </style:style>
    <style:style style:name="T10" style:family="text">
      <style:text-properties fo:font-variant="normal" fo:text-transform="none" fo:color="#2e3338" loext:opacity="100%" fo:letter-spacing="normal"/>
    </style:style>
    <style:style style:name="T11" style:family="text">
      <style:text-properties fo:font-variant="normal" fo:text-transform="none" fo:color="#2e3338" loext:opacity="100%" fo:letter-spacing="normal" loext:padding="0cm" loext:border="none"/>
    </style:style>
    <style:style style:name="T12" style:family="text">
      <style:text-properties fo:font-variant="normal" fo:text-transform="none" fo:color="#2e3338" loext:opacity="100%" fo:letter-spacing="normal" fo:font-weight="bold" style:font-weight-asian="bold" style:font-weight-complex="bold"/>
    </style:style>
    <style:style style:name="T13" style:family="text">
      <style:text-properties fo:font-variant="normal" fo:text-transform="none" fo:color="#2e3338" loext:opacity="100%" fo:letter-spacing="normal" fo:font-weight="normal" style:font-weight-asian="normal" style:font-weight-complex="normal"/>
    </style:style>
    <style:style style:name="T14" style:family="text">
      <style:text-properties fo:font-variant="normal" fo:text-transform="none" style:text-line-through-style="none" style:text-line-through-type="none" style:font-name="Whitney" fo:font-size="10.1000003814697pt" fo:letter-spacing="normal" fo:font-style="normal" style:text-underline-style="none" fo:font-weight="normal" style:text-blinking="false" loext:padding="0cm" loext:border="none"/>
    </style:style>
    <style:style style:name="T15" style:family="text">
      <style:text-properties fo:font-variant="normal" fo:text-transform="none" style:text-line-through-style="none" style:text-line-through-type="none" style:font-name="Whitney" fo:font-size="10.1000003814697pt" fo:letter-spacing="normal" fo:font-style="normal" style:text-underline-style="none" fo:font-weight="normal" style:text-blinking="false" style:font-weight-asian="normal" style:font-weight-complex="normal" loext:padding="0cm" loext:border="none"/>
    </style:style>
    <style:style style:name="T16" style:family="text">
      <style:text-properties fo:font-variant="normal" fo:text-transform="none" style:text-line-through-style="none" style:text-line-through-type="none" style:font-name="Whitney" fo:font-size="10.1000003814697pt" fo:letter-spacing="normal" fo:font-style="normal" style:text-underline-style="none" style:text-blinking="false" loext:padding="0cm" loext:border="none"/>
    </style:style>
    <style:style style:name="T17" style:family="text">
      <style:text-properties fo:font-variant="normal" fo:text-transform="none" style:text-line-through-style="none" style:text-line-through-type="none" style:font-name="Whitney" fo:font-size="10.1000003814697pt" fo:letter-spacing="normal" fo:font-style="normal" style:text-underline-style="none" fo:font-weight="bold" style:text-blinking="false" style:font-weight-asian="bold" style:font-weight-complex="bold" loext:padding="0cm" loext:border="none"/>
    </style:style>
    <style:style style:name="T18" style:family="text">
      <style:text-properties fo:color="#2e3338" loext:opacity="100%" style:font-name="Whitney" fo:font-size="10.1000003814697pt" fo:letter-spacing="normal" fo:font-style="italic" fo:font-weight="normal" loext:padding="0cm" loext:border="none"/>
    </style:style>
    <style:style style:name="T19" style:family="text">
      <style:text-properties fo:color="#2e3338" loext:opacity="100%" style:font-name="Whitney" fo:font-size="10.1000003814697pt" fo:letter-spacing="normal" fo:font-style="italic" fo:font-weight="normal" style:font-weight-asian="normal" style:font-weight-complex="normal" loext:padding="0cm" loext:border="none"/>
    </style:style>
    <style:style style:name="T20" style:family="text">
      <style:text-properties fo:color="#2e3338" loext:opacity="100%" style:font-name="Whitney" fo:font-size="10.1000003814697pt" fo:letter-spacing="normal" fo:font-style="italic" loext:padding="0cm" loext:border="none"/>
    </style:style>
    <style:style style:name="T21" style:family="text">
      <style:text-properties fo:color="#2e3338" loext:opacity="100%" style:font-name="Whitney" fo:font-size="10.1000003814697pt" fo:letter-spacing="normal" fo:font-style="italic" fo:font-weight="bold" style:font-weight-asian="bold" style:font-weight-complex="bold" loext:padding="0cm" loext:border="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7"/></text:p>
      <text:p text:style-name="P5"><text:span text:style-name="T4">1) </text:span><text:span text:style-name="T2">You can click anywhere to perform a "swap" as in other Match3's.</text:span></text:p>
      <text:p text:style-name="P5"><text:span text:style-name="T4">2) </text:span><text:span text:style-name="T2">The main quest is to generate a certain type and number of matches in a given time span, </text:span><text:span text:style-name="T4">WITHOUT</text:span><text:span text:style-name="T2"> knowing </text:span><text:span text:style-name="T4">WHICH</text:span><text:span text:style-name="T2"> ones! I hide the quest from the player, but give him hints, how he can do it without knowing you, in foreseeable time </text:span></text:p>
      <text:p text:style-name="P5"><text:span text:style-name="T4">3) </text:span><text:span text:style-name="T2">The timer runs down faster when it reaches the halfway point.</text:span></text:p>
      <text:p text:style-name="P4"><text:span text:style-name="T4">4)</text:span><text:span text:style-name="T7">There is a basic "reward/punishment" system, that is: * For each successful match, the player gets the option to choose to get more time OR complete less match3 (</text:span><text:span text:style-name="Emphasis"><text:span text:style-name="T19">I have to make sure with an algorithm that these are justified differences, not that it doesn't matter what he chooses hahah</text:span></text:span><text:span text:style-name="T7">). * For X-wrong swaps, he gets less rewards or something else happens (that admitted I don't know myself yet) </text:span></text:p>
      <text:p text:style-name="P4"><text:span text:style-name="T4">5)</text:span><text:span text:style-name="T7"> Sometimes it happens, that the player doesn't get a +1 directly, when he has successfully completed a match, that "Enemy"-matches arise at the place where the match3 was before and they infect the surrounding area, which makes it impossible for the further gameplay to swap them, and the mouse gets sucked into the field again and again, UNTIL this enemy-match is done (until* the enemy-matches are gone</text:span><text:span text:style-name="Emphasis"><text:span text:style-name="T19">) to "swap" or move them <text:s/>So and now to the pictures, to round the whole thing off <text:s/>There is not everything on the pictures, which is already internally possible, but a few of the mentioned features, I honestly need help how to balance it so that it is a) not too hard and b) not too easy ^^</text:span></text:span></text:p>
      <text:p text:style-name="P4"><text:span text:style-name="T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00:33:53.661382653</meta:creation-date>
    <dc:date>2022-10-05T22:07:30.889203325</dc:date>
    <meta:editing-duration>PT21H47M55S</meta:editing-duration>
    <meta:editing-cycles>9</meta:editing-cycles>
    <meta:generator>LibreOffice/7.4.1.2$MacOSX_X86_64 LibreOffice_project/3c58a8f3a960df8bc8fd77b461821e42c061c5f0</meta:generator>
    <meta:document-statistic meta:table-count="0" meta:image-count="0" meta:object-count="0" meta:page-count="1" meta:paragraph-count="5" meta:word-count="265" meta:character-count="1459" meta:non-whitespace-character-count="1195"/>
  </office:meta>
</office:document-meta>
</file>